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8611in" style:rel-column-width="17612*"/>
    </style:style>
    <style:style style:name="Table1.B" style:family="table-column">
      <style:table-column-properties style:column-width="5.0639in" style:rel-column-width="47923*"/>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Header">
      <style:text-properties fo:font-size="14pt" officeooo:rsid="001def12" officeooo:paragraph-rsid="001def12" style:font-size-asian="12.25pt" style:font-size-complex="14pt"/>
    </style:style>
    <style:style style:name="P2" style:family="paragraph" style:parent-style-name="Standard">
      <style:text-properties officeooo:rsid="001def12" officeooo:paragraph-rsid="001def12"/>
    </style:style>
    <style:style style:name="P3" style:family="paragraph" style:parent-style-name="Table_20_Contents">
      <style:text-properties officeooo:rsid="001def12" officeooo:paragraph-rsid="001def12"/>
    </style:style>
    <style:style style:name="P4" style:family="paragraph" style:parent-style-name="Standard">
      <style:text-properties officeooo:paragraph-rsid="001def12"/>
    </style:style>
    <style:style style:name="P5" style:family="paragraph" style:parent-style-name="Standard" style:list-style-name="L1">
      <style:text-properties officeooo:paragraph-rsid="001def12"/>
    </style:style>
    <style:style style:name="P6" style:family="paragraph" style:parent-style-name="Standard" style:list-style-name="L2">
      <style:text-properties officeooo:paragraph-rsid="001def12"/>
    </style:style>
    <style:style style:name="P7" style:family="paragraph" style:parent-style-name="Standard" style:list-style-name="L3">
      <style:text-properties officeooo:paragraph-rsid="001def12"/>
    </style:style>
    <style:style style:name="P8" style:family="paragraph" style:parent-style-name="Standard" style:list-style-name="L3">
      <style:text-properties officeooo:rsid="001def12" officeooo:paragraph-rsid="001def12"/>
    </style:style>
    <style:style style:name="T1" style:family="text">
      <style:text-properties officeooo:rsid="001def12"/>
    </style:style>
    <style:style style:name="T2" style:family="text">
      <style:text-properties officeooo:rsid="001ed0cd"/>
    </style:style>
    <style:style style:name="T3" style:family="text"/>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le1" table:style-name="Table1">
        <table:table-column table:style-name="Table1.A"/>
        <table:table-column table:style-name="Table1.B"/>
        <table:table-row>
          <table:table-cell table:style-name="Table1.A1" office:value-type="string">
            <text:p text:style-name="P3">Summary </text:p>
          </table:table-cell>
          <table:table-cell table:style-name="Table1.B1" office:value-type="string">
            <text:p text:style-name="P4">Self-taught blockchain developer with a deep passion for Ethereum smart contract development, web applications using React.js, state management with Redux, and Ethereum tooling with Hardhat. Proficient in Python for application development and skilled in using MetaMask for seamless blockchain interactions. Excited to contribute my self-driven learning, technical skills, and problem-solving abilities to innovative blockchain projects.</text:p>
            <text:p text:style-name="P2"/>
          </table:table-cell>
        </table:table-row>
        <table:table-row>
          <table:table-cell table:style-name="Table1.A2" office:value-type="string">
            <text:p text:style-name="P3">Skills </text:p>
          </table:table-cell>
          <table:table-cell table:style-name="Table1.B2" office:value-type="string">
            <text:list text:style-name="L1">
              <text:list-item>
                <text:p text:style-name="P5">Ethereum Smart Contract Development</text:p>
              </text:list-item>
              <text:list-item>
                <text:p text:style-name="P5">Solidity Programming</text:p>
              </text:list-item>
              <text:list-item>
                <text:p text:style-name="P5">Web3.js Integration</text:p>
              </text:list-item>
              <text:list-item>
                <text:p text:style-name="P5">React.js and Redux for UI/UX</text:p>
              </text:list-item>
              <text:list-item>
                <text:p text:style-name="P5">Python Application Development</text:p>
              </text:list-item>
              <text:list-item>
                <text:p text:style-name="P5"><text:span text:style-name="T1">M</text:span>etaMask Wallet Usage</text:p>
              </text:list-item>
              <text:list-item>
                <text:p text:style-name="P5">Hardhat Development Framework</text:p>
              </text:list-item>
              <text:list-item>
                <text:p text:style-name="P5">Git Version Control</text:p>
              </text:list-item>
            </text:list>
          </table:table-cell>
        </table:table-row>
        <table:table-row>
          <table:table-cell table:style-name="Table1.A2" office:value-type="string">
            <text:p text:style-name="P3">Experience -</text:p>
            <text:p text:style-name="P3">Dapp University Blockchian Developer Bootcamp</text:p>
          </table:table-cell>
          <table:table-cell table:style-name="Table1.B2" office:value-type="string">
            <text:p text:style-name="P4"/>
            <text:list text:style-name="L2">
              <text:list-item>
                <text:p text:style-name="P6">Independently designed and deployed Ethereum smart contracts using Solidity, ensuring accuracy, security, and functionality aligned with project goals.</text:p>
              </text:list-item>
              <text:list-item>
                <text:p text:style-name="P6">Mastered Web3.js integration and utilized MetaMask for frictionless user interactions with blockchain applications.</text:p>
              </text:list-item>
              <text:list-item>
                <text:p text:style-name="P6">Self-taught in React.js and Redux, creating intuitive and engaging UIs that elevate user experiences within decentralized applications.</text:p>
              </text:list-item>
              <text:list-item>
                <text:p text:style-name="P6">Leveraged Hardhat development framework for compiling, testing, and deploying smart contracts, streamlining the development lifecycle.</text:p>
              </text:list-item>
              <text:list-item>
                <text:p text:style-name="P6">Employed Python to automate tasks and enhance backend functionality, optimizing application efficiency and performance.</text:p>
              </text:list-item>
            </text:list>
          </table:table-cell>
        </table:table-row>
        <table:table-row>
          <table:table-cell table:style-name="Table1.A2" office:value-type="string">
            <text:p text:style-name="P3">Project - Decentralized Crowdfunding Platform</text:p>
          </table:table-cell>
          <table:table-cell table:style-name="Table1.B2" office:value-type="string">
            <text:list xml:id="list4043251574" text:style-name="L3">
              <text:list-item>
                <text:p text:style-name="P7">Conceptualized and developed a decentralized crowdfunding platform, utilizing Ethereum smart contracts and Solidity to ensure transparent and secure funding.</text:p>
              </text:list-item>
              <text:list-item>
                <text:p text:style-name="P7">Integrated Web3.js and MetaMask for a user-friendly experience, allowing backers to contribute seamlessly and track campaign progress.</text:p>
              </text:list-item>
              <text:list-item>
                <text:p text:style-name="P7">Implemented a dynamic frontend using self-learned React.js and <text:span text:style-name="T1">Thirdweb</text:span>, enabling project creators to showcase their ideas and backers to engage effortlessly.</text:p>
              </text:list-item>
            </text:list>
          </table:table-cell>
        </table:table-row>
        <table:table-row>
          <table:table-cell table:style-name="Table1.A2" office:value-type="string">
            <text:p text:style-name="P3">Project: Token Exchange <text:soft-page-break/>Website and ERC-20 Tokens</text:p>
          </table:table-cell>
          <table:table-cell table:style-name="Table1.B2" office:value-type="string">
            <text:list xml:id="list205218263691310" text:continue-numbering="true" text:style-name="L3">
              <text:list-item>
                <text:p text:style-name="P8">Spearheaded the creation of a token exchange website, <text:soft-page-break/>revolutionizing how Projects:</text:p>
              </text:list-item>
              <text:list-item>
                <text:p text:style-name="P8">Token Exchange Website and ERC-20 Tokens</text:p>
              </text:list-item>
              <text:list-item>
                <text:p text:style-name="P8">Spearheaded the creation of a token exchange website, revolutionizing how users trade Ethereum-based tokens.</text:p>
              </text:list-item>
              <text:list-item>
                <text:p text:style-name="P8">Crafted and deployed ERC-20 token contracts using Solidity, enabling users to mint, transfer, and manage tokens seamlessly.</text:p>
              </text:list-item>
              <text:list-item>
                <text:p text:style-name="P8">Developed a robust token exchange marketplace contract to facilitate secure trading, leveraging Hardhat for development and testing.</text:p>
              </text:list-item>
              <text:list-item>
                <text:p text:style-name="P8">Demonstrated React.js and Redux expertise by building an intuitive frontend that allows traders to list, buy, and sell tokens effortlessly.</text:p>
              </text:list-item>
              <text:list-item>
                <text:p text:style-name="P8">Effectively utilized Web3.js and MetaMask to ensure a user-friendly experience and reliable interactions with the blockchain.</text:p>
              </text:list-item>
            </text:list>
          </table:table-cell>
        </table:table-row>
        <table:table-row>
          <table:table-cell table:style-name="Table1.A2" office:value-type="string">
            <text:p text:style-name="P3">Project – Python Link Tree</text:p>
          </table:table-cell>
          <table:table-cell table:style-name="Table1.B2" office:value-type="string">
            <text:list xml:id="list205219715324207" text:continue-numbering="true" text:style-name="L3">
              <text:list-item>
                <text:p text:style-name="P8"><text:s/>Developed dynamic Flask websites, showcasing versatility in creating interactive and user-friendly web applications.</text:p>
              </text:list-item>
              <text:list-item>
                <text:p text:style-name="P8">Designed and programmed classic games like Tic Tac Toe, demonstrating proficiency in Python game development.</text:p>
              </text:list-item>
              <text:list-item>
                <text:p text:style-name="P8">Created a functional calculator application with a graphical user interface (GUI), highlighting expertise in application design and logic.</text:p>
              </text:list-item>
              <text:list-item>
                <text:p text:style-name="P8">Built a personal blog platform using Flask and SQLAlchemy, displaying skills in backend development and database management.</text:p>
              </text:list-item>
            </text:list>
          </table:table-cell>
        </table:table-row>
        <table:table-row>
          <table:table-cell table:style-name="Table1.A2" office:value-type="string">
            <text:p text:style-name="P3">Education</text:p>
          </table:table-cell>
          <table:table-cell table:style-name="Table1.B2" office:value-type="string">
            <text:list xml:id="list205219385609620" text:continue-numbering="true" text:style-name="L3">
              <text:list-item>
                <text:p text:style-name="P8">Dapp University Blockchain Developer Bootcamp</text:p>
              </text:list-item>
              <text:list-item>
                <text:p text:style-name="P8">Replit Coding Bootcamp</text:p>
              </text:list-item>
              <text:list-item>
                <text:p text:style-name="P8">Temple University </text:p>
              </text:list-item>
            </text:list>
          </table:table-cell>
        </table:table-row>
        <table:table-row>
          <table:table-cell table:style-name="Table1.A2" office:value-type="string">
            <text:p text:style-name="P3">Certifications</text:p>
          </table:table-cell>
          <table:table-cell table:style-name="Table1.B2" office:value-type="string">
            <text:list xml:id="list205219471430319" text:continue-numbering="true" text:style-name="L3">
              <text:list-item>
                <text:p text:style-name="P8">Bachelor of Science in Tourism and Hospitality Management</text:p>
              </text:list-item>
              <text:list-item>
                <text:p text:style-name="P8">Dapp University Blockchain Developer Bootcamp Certificate</text:p>
              </text:list-item>
            </text:list>
          </table:table-cell>
        </table:table-row>
        <table:table-row>
          <table:table-cell table:style-name="Table1.A2" office:value-type="string">
            <text:p text:style-name="P3">Languages</text:p>
          </table:table-cell>
          <table:table-cell table:style-name="Table1.B2" office:value-type="string">
            <text:list xml:id="list205218349989919" text:continue-numbering="true" text:style-name="L3">
              <text:list-item>
                <text:p text:style-name="P8">Solidity</text:p>
              </text:list-item>
              <text:list-item>
                <text:p text:style-name="P8">JavaScript</text:p>
              </text:list-item>
              <text:list-item>
                <text:p text:style-name="P8">Python</text:p>
              </text:list-item>
            </text:list>
          </table:table-cell>
        </table:table-row>
        <table:table-row>
          <table:table-cell table:style-name="Table1.A2" office:value-type="string">
            <text:p text:style-name="P3">Portfolio:</text:p>
          </table:table-cell>
          <table:table-cell table:style-name="Table1.B2" office:value-type="string">
            <text:list xml:id="list205219002357760" text:continue-numbering="true" text:style-name="L3">
              <text:list-item>
                <text:p text:style-name="P8">Link: <text:a xlink:type="simple" xlink:href="https://twilight-poetry-9340.on.fleek.co/" text:style-name="Internet_20_link" text:visited-style-name="Visited_20_Internet_20_Link">https://twilight-poetry-9340.on.fleek.co/</text:a> </text:p>
              </text:list-item>
            </text:list>
          </table:table-cell>
        </table:table-row>
        <table:table-row>
          <table:table-cell table:style-name="Table1.A2" office:value-type="string">
            <text:p text:style-name="P3">References </text:p>
          </table:table-cell>
          <table:table-cell table:style-name="Table1.B2" office:value-type="string">
            <text:list xml:id="list205219245874931" text:continue-numbering="true" text:style-name="L3">
              <text:list-item>
                <text:p text:style-name="P8"><text:span text:style-name="T2">Available </text:span>Upon Request</text:p>
              </text:list-item>
            </text:list>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4pt" officeooo:rsid="001def12" officeooo:paragraph-rsid="001def12" style:font-size-asian="12.25pt" style:font-size-complex="14pt"/>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lexander Hart</text:p>
        <text:p text:style-name="MP1"><text:a xlink:type="simple" xlink:href="mailto:alexanderhart21@criptext.com" text:style-name="Internet_20_link" text:visited-style-name="Visited_20_Internet_20_Link">alexanderhart21@criptext.com</text:a></text:p>
        <text:p text:style-name="MP1">+52 9983300303<text:ta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21:31:53.617523321</meta:creation-date>
    <dc:date>2023-08-31T20:52:17.821738883</dc:date>
    <meta:editing-duration>PT23H49M28S</meta:editing-duration>
    <meta:editing-cycles>3</meta:editing-cycles>
    <meta:generator>LibreOffice/7.5.3.2$MacOSX_X86_64 LibreOffice_project/9f56dff12ba03b9acd7730a5a481eea045e468f3</meta:generator>
    <meta:document-statistic meta:table-count="1" meta:image-count="0" meta:object-count="0" meta:page-count="2" meta:paragraph-count="53" meta:word-count="482" meta:character-count="3611" meta:non-whitespace-character-count="3211"/>
  </office:meta>
</office:document-meta>
</file>